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Debug.printProgram( Perl5Pattern regex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erl5Debug._printOperator( char [ ] program , int offset , StringBuffer buffer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">
            <text:p text:style-name="Table_20_Contents">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Perl5Debug.Perl5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